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TRẢ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CMND:<text:tab/><text:placeholder text:placeholder-type="text">&lt;o.cmnd&gt;</text:placeholder><text:tab/>GPKD:<text:tab/><text:placeholder text:placeholder-type="text">&lt;o.giayphep_kinhdoanh&gt;</text:placeholder></text:p>
      <text:p text:style-name="P8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7">Diễn giải:<text:tab/><text:placeholder text:placeholder-type="text">&lt;get_diengiai()&gt;</text:placeholder></text:p>
      <text:p text:style-name="P7">Phương thức thanh toán: <text:placeholder text:placeholder-type="text">&lt;get_phuongthuc_thanhtoan()&gt;</text:placeholder></text:p>
      <text:p text:style-name="P7"><text:soft-page-break/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3.76mm" fo:margin-bottom="19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2T23:47:25</dc:date>
    <meta:editing-duration>PT6H7M13S</meta:editing-duration>
    <meta:editing-cycles>157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94" meta:character-count="742" meta:non-whitespace-character-count="649"/>
  </office:meta>
</office:document-meta>
</file>